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53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9.707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1.808cm"/>
    </style:style>
    <style:style style:name="co8" style:family="table-column">
      <style:table-column-properties fo:break-before="auto" style:column-width="1.882cm"/>
    </style:style>
    <style:style style:name="co9" style:family="table-column">
      <style:table-column-properties fo:break-before="auto" style:column-width="2.353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3.0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transparent" fo:border="0.74pt solid #000000"/>
    </style:style>
    <style:style style:name="ce25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 style:data-style-name="N115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373" table:default-cell-style-name="Default"/>
        <table:table-row table:style-name="ro1">
          <table:table-cell table:style-name="ce6" office:value-type="string" calcext:value-type="string">
            <text:p>Matériel</text:p>
          </table:table-cell>
          <table:table-cell table:style-name="ce6" office:value-type="string" calcext:value-type="string">
            <text:p>Désignation</text:p>
          </table:table-cell>
          <table:table-cell table:style-name="ce6" office:value-type="string" calcext:value-type="string">
            <text:p>Boutique</text:p>
          </table:table-cell>
          <table:table-cell table:style-name="ce12" office:value-type="string" calcext:value-type="string">
            <text:p>QT package</text:p>
          </table:table-cell>
          <table:table-cell table:style-name="ce12" office:value-type="string" calcext:value-type="string">
            <text:p>QT Commande</text:p>
          </table:table-cell>
          <table:table-cell table:style-name="ce12" office:value-type="string" calcext:value-type="string">
            <text:p>Prix package</text:p>
          </table:table-cell>
          <table:table-cell table:style-name="ce12" office:value-type="string" calcext:value-type="string">
            <text:p>QT réelle</text:p>
          </table:table-cell>
          <table:table-cell table:style-name="ce12" office:value-type="string" calcext:value-type="string">
            <text:p>Prix Total</text:p>
          </table:table-cell>
          <table:table-cell table:style-name="ce12" office:value-type="string" calcext:value-type="string">
            <text:p>Prix Unitaire</text:p>
          </table:table-cell>
          <table:table-cell table:style-name="ce12" office:value-type="string" calcext:value-type="string">
            <text:p>QT / exemplaire</text:p>
          </table:table-cell>
          <table:table-cell table:style-name="ce12" office:value-type="string" calcext:value-type="string">
            <text:p>Prix / exemplaire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Embase USB-C</text:p>
          </table:table-cell>
          <table:table-cell table:style-name="ce8" office:value-type="string" calcext:value-type="string">
            <text:p>Type C USB 3.1 2 6 14 16 24 Pin Connector Type-C Socket SMD DIP Female Jack For PCB High Current Charging Port Transfer Data</text:p>
          </table:table-cell>
          <table:table-cell table:style-name="ce8" office:value-type="string" calcext:value-type="string">
            <text:p>https://www.aliexpress.com/item/1005005371954812.html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string" calcext:value-type="string">
            <text:p>1</text:p>
          </table:table-cell>
          <table:table-cell table:style-name="ce14" office:value-type="float" office:value="1.37" calcext:value-type="float">
            <text:p>1,3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37" calcext:value-type="float">
            <text:p>1,37</text:p>
          </table:table-cell>
          <table:table-cell table:style-name="ce20" table:formula="of:=[.H3]/[.G3]" office:value-type="float" office:value="0.137" calcext:value-type="float">
            <text:p>0,137</text:p>
          </table:table-cell>
          <table:table-cell table:style-name="ce14" office:value-type="float" office:value="1" calcext:value-type="float">
            <text:p>1</text:p>
          </table:table-cell>
          <table:table-cell table:style-name="ce20" table:formula="of:=[.J3]*[.I3]" office:value-type="float" office:value="0.137" calcext:value-type="float">
            <text:p>0,137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Led assignables WS2812B-4020</text:p>
          </table:table-cell>
          <table:table-cell table:style-name="ce8" office:value-type="string" calcext:value-type="string">
            <text:p>20pcs/Lot WS2812B-4020 LED SMD-4020-4 Pins 12mA*3 5V RGB Full Color Chip LED High Current Side Emitting LED Beads</text:p>
          </table:table-cell>
          <table:table-cell table:style-name="ce8" office:value-type="string" calcext:value-type="string">
            <text:p>https://www.aliexpress.com/item/1005006302193006.html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.39" calcext:value-type="float">
            <text:p>2,39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.56" calcext:value-type="float">
            <text:p>9,56</text:p>
          </table:table-cell>
          <table:table-cell table:style-name="ce20" table:formula="of:=[.H4]/[.G4]" office:value-type="float" office:value="0.1195" calcext:value-type="float">
            <text:p>0,120</text:p>
          </table:table-cell>
          <table:table-cell table:style-name="ce14" office:value-type="float" office:value="14" calcext:value-type="float">
            <text:p>14</text:p>
          </table:table-cell>
          <table:table-cell table:style-name="ce20" table:formula="of:=[.J4]*[.I4]" office:value-type="float" office:value="1.673" calcext:value-type="float">
            <text:p>1,673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Leds 3518-1210</text:p>
          </table:table-cell>
          <table:table-cell table:style-name="ce8" office:value-type="string" calcext:value-type="string">
            <text:p>5colors each 20pcs=100PCS 3528 1210 SMD LED Kits Red Yellow Blue Green White light-emitting diode Luminescent tube</text:p>
          </table:table-cell>
          <table:table-cell table:style-name="ce8" office:value-type="string" calcext:value-type="string">
            <text:p>https://www.aliexpress.com/item/1005006043595920.html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57" calcext:value-type="float">
            <text:p>1,5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.57" calcext:value-type="float">
            <text:p>1,57</text:p>
          </table:table-cell>
          <table:table-cell table:style-name="ce20" table:formula="of:=[.H5]/[.G5]" office:value-type="float" office:value="0.0157" calcext:value-type="float">
            <text:p>0,016</text:p>
          </table:table-cell>
          <table:table-cell table:style-name="ce14" office:value-type="float" office:value="7" calcext:value-type="float">
            <text:p>7</text:p>
          </table:table-cell>
          <table:table-cell table:style-name="ce20" table:formula="of:=[.J5]*[.I5]" office:value-type="float" office:value="0.1099" calcext:value-type="float">
            <text:p>0,110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Cable USB-C Magnétique</text:p>
          </table:table-cell>
          <table:table-cell table:style-name="ce24" office:value-type="string" calcext:value-type="string">
            <text:p>USLION 540 Rotate 5A Magnetic Cable Fast Charging Type C Mirco USB Phone Data Cord For iPhone 15 14 Pro Max Xiaomi 13 POCO Redmi</text:p>
          </table:table-cell>
          <table:table-cell table:style-name="ce24" office:value-type="string" calcext:value-type="string">
            <text:p>https://www.aliexpress.com/item/1005005325764969.html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.92" calcext:value-type="float">
            <text:p>1,9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.92" calcext:value-type="float">
            <text:p>1,92</text:p>
          </table:table-cell>
          <table:table-cell table:style-name="ce41" table:formula="of:=[.H6]/[.G6]" office:value-type="float" office:value="1.92" calcext:value-type="float">
            <text:p>1,920</text:p>
          </table:table-cell>
          <table:table-cell table:style-name="ce31" office:value-type="float" office:value="1" calcext:value-type="float">
            <text:p>1</text:p>
          </table:table-cell>
          <table:table-cell table:style-name="ce41" table:formula="of:=[.J6]*[.I6]" office:value-type="float" office:value="1.92" calcext:value-type="float">
            <text:p>1,920</text:p>
          </table:table-cell>
          <table:table-cell table:style-name="ce43" table:number-columns-repeated="16373"/>
        </table:table-row>
        <table:table-row table:style-name="ro1">
          <table:table-cell table:style-name="ce6" office:value-type="string" calcext:value-type="string">
            <text:p>Résistances CMS 1206 220R</text:p>
          </table:table-cell>
          <table:table-cell table:style-name="ce8" office:value-type="string" calcext:value-type="string">
            <text:p>100PCS 1206 SMD 1/2W Chip Resistor 5% 0R ~ 10M 1 10R 100R 220R 330R 470R 1K 4.7K 10K 47K 100K 10 100 330 470 1M ohm Resistance</text:p>
          </table:table-cell>
          <table:table-cell table:style-name="ce8" office:value-type="string" calcext:value-type="string">
            <text:p>https://www.aliexpress.com/item/32982307507.html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7" calcext:value-type="float">
            <text:p>0,7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77" calcext:value-type="float">
            <text:p>0,77</text:p>
          </table:table-cell>
          <table:table-cell table:style-name="ce20" table:formula="of:=[.H7]/[.G7]" office:value-type="float" office:value="0.0077" calcext:value-type="float">
            <text:p>0,008</text:p>
          </table:table-cell>
          <table:table-cell table:style-name="ce14" office:value-type="float" office:value="8" calcext:value-type="float">
            <text:p>8</text:p>
          </table:table-cell>
          <table:table-cell table:style-name="ce20" table:formula="of:=[.J7]*[.I7]" office:value-type="float" office:value="0.0616" calcext:value-type="float">
            <text:p>0,062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Résistances CMS 1206 5.1K</text:p>
          </table:table-cell>
          <table:table-cell table:style-name="ce8" office:value-type="string" calcext:value-type="string">
            <text:p>100PCS 1206 SMD 1/2W Chip Resistor 5% 0R ~ 10M 1 10R 100R 220R 330R 470R 1K 4.7K 10K 47K 100K 10 100 330 470 1M ohm Resistance</text:p>
          </table:table-cell>
          <table:table-cell table:style-name="ce8" office:value-type="string" calcext:value-type="string">
            <text:p>https://www.aliexpress.com/item/32982307507.html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86" calcext:value-type="float">
            <text:p>0,8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86" calcext:value-type="float">
            <text:p>0,86</text:p>
          </table:table-cell>
          <table:table-cell table:style-name="ce20" table:formula="of:=[.H8]/[.G8]" office:value-type="float" office:value="0.0086" calcext:value-type="float">
            <text:p>0,009</text:p>
          </table:table-cell>
          <table:table-cell table:style-name="ce14" office:value-type="float" office:value="2" calcext:value-type="float">
            <text:p>2</text:p>
          </table:table-cell>
          <table:table-cell table:style-name="ce20" table:formula="of:=[.J8]*[.I8]" office:value-type="float" office:value="0.0172" calcext:value-type="float">
            <text:p>0,017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Encodeur EC16, 24 positions</text:p>
          </table:table-cell>
          <table:table-cell table:style-name="ce8" office:value-type="string" calcext:value-type="string">
            <text:p>1pc EC16 Rotary Encoder 24 Position Pulse Digital Rotary 3Pin Amplifier Volume Switch Induction Cooker Switch 15/20MM Half Shaft</text:p>
          </table:table-cell>
          <table:table-cell table:style-name="ce8" office:value-type="string" calcext:value-type="string">
            <text:p>https://www.aliexpress.com/item/1005005455928266.htm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09" calcext:value-type="float">
            <text:p>1,0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.9" calcext:value-type="float">
            <text:p>10,9</text:p>
          </table:table-cell>
          <table:table-cell table:style-name="ce20" table:formula="of:=[.H9]/[.G9]" office:value-type="float" office:value="1.09" calcext:value-type="float">
            <text:p>1,090</text:p>
          </table:table-cell>
          <table:table-cell table:style-name="ce14" office:value-type="float" office:value="2" calcext:value-type="float">
            <text:p>2</text:p>
          </table:table-cell>
          <table:table-cell table:style-name="ce20" table:formula="of:=[.J9]*[.I9]" office:value-type="float" office:value="2.18" calcext:value-type="float">
            <text:p>2,180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Hot plug touche MX Gateron</text:p>
          </table:table-cell>
          <table:table-cell table:style-name="ce8" office:value-type="string" calcext:value-type="string">
            <text:p>Gateron Hot-swappable PCB Socket Mechanical Keyboard DIY Hot Plug Socket For Cherry MX Switch Gateron Outemu Kailh CPG151101S11</text:p>
          </table:table-cell>
          <table:table-cell table:style-name="ce8" office:value-type="string" calcext:value-type="string">
            <text:p>https://www.aliexpress.com/item/1005002637150446.html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.94" calcext:value-type="float">
            <text:p>5,9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5.94" calcext:value-type="float">
            <text:p>5,94</text:p>
          </table:table-cell>
          <table:table-cell table:style-name="ce20" table:formula="of:=[.H10]/[.G10]" office:value-type="float" office:value="0.0848571428571429" calcext:value-type="float">
            <text:p>0,085</text:p>
          </table:table-cell>
          <table:table-cell table:style-name="ce14" office:value-type="float" office:value="7" calcext:value-type="float">
            <text:p>7</text:p>
          </table:table-cell>
          <table:table-cell table:style-name="ce20" table:formula="of:=[.J10]*[.I10]" office:value-type="float" office:value="0.594" calcext:value-type="float">
            <text:p>0,594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Condensateurs CMS 1206 10nF</text:p>
          </table:table-cell>
          <table:table-cell table:style-name="ce8" office:value-type="string" calcext:value-type="string">
            <text:p>100pcs 1206 50V SMD Thick Film l Chip Multilayer Ceramic Capacitor 1pF-100uF 10NF 100NF 1UF 2.2UF 4.7UF 10UF 1PF 6PF</text:p>
          </table:table-cell>
          <table:table-cell table:style-name="ce8" office:value-type="string" calcext:value-type="string">
            <text:p>https://fr.aliexpress.com/item/1005006991499257.html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66" calcext:value-type="float">
            <text:p>1,6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.66" calcext:value-type="float">
            <text:p>1,66</text:p>
          </table:table-cell>
          <table:table-cell table:style-name="ce20" table:formula="of:=[.H11]/[.G11]" office:value-type="float" office:value="0.0166" calcext:value-type="float">
            <text:p>0,017</text:p>
          </table:table-cell>
          <table:table-cell table:style-name="ce14" office:value-type="float" office:value="4" calcext:value-type="float">
            <text:p>4</text:p>
          </table:table-cell>
          <table:table-cell table:style-name="ce20" table:formula="of:=[.J11]*[.I11]" office:value-type="float" office:value="0.0664" calcext:value-type="float">
            <text:p>0,066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Condensateurs CMS 1206 100nF</text:p>
          </table:table-cell>
          <table:table-cell table:style-name="ce8" office:value-type="string" calcext:value-type="string">
            <text:p>100pcs 1206 50V SMD Thick Film l Chip Multilayer Ceramic Capacitor 1pF-100uF 10NF 100NF 1UF 2.2UF 4.7UF 10UF 1PF 6PF</text:p>
          </table:table-cell>
          <table:table-cell table:style-name="ce8" office:value-type="string" calcext:value-type="string">
            <text:p>https://fr.aliexpress.com/item/1005006991499257.html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51" calcext:value-type="float">
            <text:p>1,5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.51" calcext:value-type="float">
            <text:p>1,51</text:p>
          </table:table-cell>
          <table:table-cell table:style-name="ce20" table:formula="of:=[.H12]/[.G12]" office:value-type="float" office:value="0.0151" calcext:value-type="float">
            <text:p>0,015</text:p>
          </table:table-cell>
          <table:table-cell table:style-name="ce14" office:value-type="float" office:value="5" calcext:value-type="float">
            <text:p>5</text:p>
          </table:table-cell>
          <table:table-cell table:style-name="ce20" table:formula="of:=[.J12]*[.I12]" office:value-type="float" office:value="0.0755" calcext:value-type="float">
            <text:p>0,076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Rpi Pico Board RP2040</text:p>
          </table:table-cell>
          <table:table-cell table:style-name="ce8" office:value-type="string" calcext:value-type="string">
            <text:p>Official Raspberry Pi Pico Board RP2040 Dual-Core 264KB ARM Low-Power Microcomputers High-Performance Cortex-M0+ Processor</text:p>
          </table:table-cell>
          <table:table-cell table:style-name="ce8" office:value-type="string" calcext:value-type="string">
            <text:p>https://www.aliexpress.com/item/1005003939874702.htm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63" calcext:value-type="float">
            <text:p>2,6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.89" calcext:value-type="float">
            <text:p>7,89</text:p>
          </table:table-cell>
          <table:table-cell table:style-name="ce20" table:formula="of:=[.H13]/[.G13]" office:value-type="float" office:value="2.63" calcext:value-type="float">
            <text:p>2,630</text:p>
          </table:table-cell>
          <table:table-cell table:style-name="ce14" office:value-type="float" office:value="1" calcext:value-type="float">
            <text:p>1</text:p>
          </table:table-cell>
          <table:table-cell table:style-name="ce20" table:formula="of:=[.J13]*[.I13]" office:value-type="float" office:value="2.63" calcext:value-type="float">
            <text:p>2,630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itch micro bouton coudé</text:p>
          </table:table-cell>
          <table:table-cell table:style-name="ce8" office:value-type="string" calcext:value-type="string">
            <text:p>20PCS PCB Momentary Tactile Tact Push Button Switch Right Angle With stent 6*6*4.3/5/6/7/8/9/12mm 6x6x4.3/5/6/7/8/9/12 MM</text:p>
          </table:table-cell>
          <table:table-cell table:style-name="ce8" office:value-type="string" calcext:value-type="string">
            <text:p>https://www.aliexpress.com/item/10000056364450.html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.2" calcext:value-type="float">
            <text:p>2,2</text:p>
          </table:table-cell>
          <table:table-cell table:style-name="ce20" table:formula="of:=[.H14]/[.G14]" office:value-type="float" office:value="0.055" calcext:value-type="float">
            <text:p>0,055</text:p>
          </table:table-cell>
          <table:table-cell table:style-name="ce14" office:value-type="float" office:value="5" calcext:value-type="float">
            <text:p>5</text:p>
          </table:table-cell>
          <table:table-cell table:style-name="ce20" table:formula="of:=[.J14]*[.I14]" office:value-type="float" office:value="0.275" calcext:value-type="float">
            <text:p>0,275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Ventouse 25 mm à visser</text:p>
          </table:table-cell>
          <table:table-cell table:style-name="ce8" office:value-type="string" calcext:value-type="string">
            <text:p>5/10Pcs 25/32/41/53mm PVC Clear Thumb Screw Clear Suction Cups White Nut Rubber Casement Suckers Rubber Screw Set Thumb Suction</text:p>
          </table:table-cell>
          <table:table-cell table:style-name="ce8" office:value-type="string" calcext:value-type="string">
            <text:p>https://www.aliexpress.com/item/1005004449757210.htm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43" calcext:value-type="float">
            <text:p>2,4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.86" calcext:value-type="float">
            <text:p>4,86</text:p>
          </table:table-cell>
          <table:table-cell table:style-name="ce20" table:formula="of:=[.H15]/[.G15]" office:value-type="float" office:value="0.243" calcext:value-type="float">
            <text:p>0,243</text:p>
          </table:table-cell>
          <table:table-cell table:style-name="ce14" office:value-type="float" office:value="4" calcext:value-type="float">
            <text:p>4</text:p>
          </table:table-cell>
          <table:table-cell table:style-name="ce20" table:formula="of:=[.J15]*[.I15]" office:value-type="float" office:value="0.972" calcext:value-type="float">
            <text:p>0,972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Pieds caoutchouc</text:p>
          </table:table-cell>
          <table:table-cell table:style-name="ce24" office:value-type="string" calcext:value-type="string">
            <text:p>10Pcs Black Rubber Feet Chair Floor Protector Non-slip Furniture Feet Table Leg Cover Speaker Cabinet Bottom Pad Funiture Part</text:p>
          </table:table-cell>
          <table:table-cell table:style-name="ce24" office:value-type="string" calcext:value-type="string">
            <text:p>https://www.aliexpress.com/item/1005005255973388.html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.19" calcext:value-type="float">
            <text:p>2,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.38" calcext:value-type="float">
            <text:p>4,38</text:p>
          </table:table-cell>
          <table:table-cell table:style-name="ce41" table:formula="of:=[.H16]/[.G16]" office:value-type="float" office:value="0.219" calcext:value-type="float">
            <text:p>0,219</text:p>
          </table:table-cell>
          <table:table-cell table:style-name="ce31" office:value-type="float" office:value="4" calcext:value-type="float">
            <text:p>4</text:p>
          </table:table-cell>
          <table:table-cell table:style-name="ce41" table:formula="of:=[.J16]*[.I16]" office:value-type="float" office:value="0.876" calcext:value-type="float">
            <text:p>0,876</text:p>
          </table:table-cell>
          <table:table-cell table:style-name="ce43" table:number-columns-repeated="16373"/>
        </table:table-row>
        <table:table-row table:style-name="ro1">
          <table:table-cell table:style-name="ce6" office:value-type="string" calcext:value-type="string">
            <text:p>Plaques JLCPCB</text:p>
          </table:table-cell>
          <table:table-cell table:style-name="ce8" office:value-type="string" calcext:value-type="string">
            <text:p>5 plaques PCB Blanches et 5 plaques de déco noires</text:p>
          </table:table-cell>
          <table:table-cell table:style-name="ce8" office:value-type="string" calcext:value-type="string">
            <text:p>https://jlcpcb.com/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5.64" calcext:value-type="float">
            <text:p>55,6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5.64" calcext:value-type="float">
            <text:p>55,64</text:p>
          </table:table-cell>
          <table:table-cell table:style-name="ce14" table:formula="of:=[.H17]/[.G17]" office:value-type="float" office:value="5.564" calcext:value-type="float">
            <text:p>5,564</text:p>
          </table:table-cell>
          <table:table-cell table:style-name="ce14" office:value-type="float" office:value="2" calcext:value-type="float">
            <text:p>2</text:p>
          </table:table-cell>
          <table:table-cell table:style-name="ce20" table:formula="of:=[.J17]*[.I17]" office:value-type="float" office:value="11.128" calcext:value-type="float">
            <text:p>11,128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Switch MX Translucides x7 (noname)</text:p>
          </table:table-cell>
          <table:table-cell table:style-name="ce24" office:value-type="string" calcext:value-type="string">
            <text:p>MMD Ice Core Transparent Switch 5 Pins Linear Mechanical keyboard MX Switch Lubricated Clear RGB SMD For Office Switches</text:p>
          </table:table-cell>
          <table:table-cell table:style-name="ce24" office:value-type="string" calcext:value-type="string">
            <text:p>https://www.aliexpress.com/item/1005007199370806.html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.42" calcext:value-type="float">
            <text:p>7,4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7.42" calcext:value-type="float">
            <text:p>7,42</text:p>
          </table:table-cell>
          <table:table-cell table:style-name="ce41" table:formula="of:=[.H18]/[.G18]" office:value-type="float" office:value="0.247333333333333" calcext:value-type="float">
            <text:p>0,247</text:p>
          </table:table-cell>
          <table:table-cell table:style-name="ce31" office:value-type="float" office:value="7" calcext:value-type="float">
            <text:p>7</text:p>
          </table:table-cell>
          <table:table-cell table:style-name="ce41" table:formula="of:=[.J18]*[.I18]" office:value-type="float" office:value="1.73133333333333" calcext:value-type="float">
            <text:p>1,731</text:p>
          </table:table-cell>
          <table:table-cell table:style-name="ce43" table:number-columns-repeated="16373"/>
        </table:table-row>
        <table:table-row table:style-name="ro1">
          <table:table-cell table:style-name="ce5" office:value-type="string" calcext:value-type="string">
            <text:p>Stabilisateur MX x2</text:p>
          </table:table-cell>
          <table:table-cell table:style-name="ce24" office:value-type="string" calcext:value-type="string">
            <text:p>Transparent Gold Plated Plate Mounted Stabilizer for Custom Mechanical Keyboard Plate YC66 Zeeyoo 68 YC96 Womier</text:p>
          </table:table-cell>
          <table:table-cell table:style-name="ce24" office:value-type="string" calcext:value-type="string">
            <text:p>https://www.aliexpress.com/item/1005004123078495.html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.36" calcext:value-type="float">
            <text:p>6,3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.36" calcext:value-type="float">
            <text:p>6,36</text:p>
          </table:table-cell>
          <table:table-cell table:style-name="ce31" table:formula="of:=[.H19]/[.G19]" office:value-type="float" office:value="0.795" calcext:value-type="float">
            <text:p>0,795</text:p>
          </table:table-cell>
          <table:table-cell table:style-name="ce31" office:value-type="float" office:value="2" calcext:value-type="float">
            <text:p>2</text:p>
          </table:table-cell>
          <table:table-cell table:style-name="ce41" table:formula="of:=[.J19]*[.I19]" office:value-type="float" office:value="1.59" calcext:value-type="float">
            <text:p>1,590</text:p>
          </table:table-cell>
          <table:table-cell table:style-name="ce43" table:number-columns-repeated="16373"/>
        </table:table-row>
        <table:table-row table:style-name="ro1">
          <table:table-cell table:style-name="ce6" office:value-type="string" calcext:value-type="string">
            <text:p>PMMA Damengo</text:p>
          </table:table-cell>
          <table:table-cell table:style-name="ce8" office:value-type="string" calcext:value-type="string">
            <text:p>5 plaques « Edge-Cut »</text:p>
          </table:table-cell>
          <table:table-cell table:style-name="ce8" office:value-type="string" calcext:value-type="string">
            <text:p>damengo.com sur devi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2.95" calcext:value-type="float">
            <text:p>32,9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32.95" calcext:value-type="float">
            <text:p>32,95</text:p>
          </table:table-cell>
          <table:table-cell table:style-name="ce14" table:formula="of:=[.H20]/[.G20]" office:value-type="float" office:value="6.59" calcext:value-type="float">
            <text:p>6,5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J20]*[.I20]" office:value-type="float" office:value="6.59" calcext:value-type="float">
            <text:p>6,59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Insert fileté M4</text:p>
          </table:table-cell>
          <table:table-cell table:style-name="ce8" office:value-type="string" calcext:value-type="string">
            <text:p>Brass Insert Nut Hot Melt Heat Knurled Embed Injection Copper Insertnut Soldering Iron Tip 3D Print Plastic Board Nuts Inserts</text:p>
          </table:table-cell>
          <table:table-cell table:style-name="ce8" office:value-type="string" calcext:value-type="string">
            <text:p>https://www.aliexpress.com/item/1005007326957528.html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29" calcext:value-type="float">
            <text:p>3,29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.29" calcext:value-type="float">
            <text:p>3,29</text:p>
          </table:table-cell>
          <table:table-cell table:style-name="ce14" table:formula="of:=[.H21]/[.G21]" office:value-type="float" office:value="0.0329" calcext:value-type="float">
            <text:p>0,0329</text:p>
          </table:table-cell>
          <table:table-cell table:style-name="ce14" office:value-type="float" office:value="4" calcext:value-type="float">
            <text:p>4</text:p>
          </table:table-cell>
          <table:table-cell table:style-name="ce20" table:formula="of:=[.J21]*[.I21]" office:value-type="float" office:value="0.1316" calcext:value-type="float">
            <text:p>0,132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Insert fileté M3</text:p>
          </table:table-cell>
          <table:table-cell table:style-name="ce8" office:value-type="string" calcext:value-type="string">
            <text:p>Brass Insert Nut Hot Melt Heat Knurled Embed Injection Copper Insertnut Soldering Iron Tip 3D Print Plastic Board Nuts Inserts</text:p>
          </table:table-cell>
          <table:table-cell table:style-name="ce8" office:value-type="string" calcext:value-type="string">
            <text:p>https://www.aliexpress.com/item/1005007326957528.html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64" calcext:value-type="float">
            <text:p>3,6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3.64" calcext:value-type="float">
            <text:p>3,64</text:p>
          </table:table-cell>
          <table:table-cell table:style-name="ce14" table:formula="of:=[.H22]/[.G22]" office:value-type="float" office:value="0.0182" calcext:value-type="float">
            <text:p>0,0182</text:p>
          </table:table-cell>
          <table:table-cell table:style-name="ce14" office:value-type="float" office:value="8" calcext:value-type="float">
            <text:p>8</text:p>
          </table:table-cell>
          <table:table-cell table:style-name="ce20" table:formula="of:=[.J22]*[.I22]" office:value-type="float" office:value="0.1456" calcext:value-type="float">
            <text:p>0,146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Vise à tête plate M4 x 8 mm cruciforme</text:p>
          </table:table-cell>
          <table:table-cell table:style-name="ce24" office:value-type="string" calcext:value-type="string">
            <text:p>CM M1.4 M1.6 M2 M2.5 M3 M4 M5 M6 A2-70 304 Stainless Steel Cross Phillips Ultra Thin Super Low Flat Wafer Head Bolt Screw</text:p>
          </table:table-cell>
          <table:table-cell table:style-name="ce24" office:value-type="string" calcext:value-type="string">
            <text:p>https://www.aliexpress.com/item/4000310574303.html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.21" calcext:value-type="float">
            <text:p>1,2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.42" calcext:value-type="float">
            <text:p>2,42</text:p>
          </table:table-cell>
          <table:table-cell table:style-name="ce31" table:formula="of:=[.H23]/[.G23]" office:value-type="float" office:value="0.121" calcext:value-type="float">
            <text:p>0,121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J23]*[.I23]" office:value-type="float" office:value="0.484" calcext:value-type="float">
            <text:p>0,484</text:p>
          </table:table-cell>
          <table:table-cell table:style-name="ce43" table:number-columns-repeated="16373"/>
        </table:table-row>
        <table:table-row table:style-name="ro1">
          <table:table-cell table:style-name="ce6" office:value-type="string" calcext:value-type="string">
            <text:p>Vis à tête fraisées M3 x 10 mm hexagonale</text:p>
          </table:table-cell>
          <table:table-cell table:style-name="ce24" office:value-type="string" calcext:value-type="string">
            <text:p>WZHUIDA Hexagon Hex Socket Countersunk Flat Head Screw M2 M3 M4 M5 M6 M8 M10 Allen Bolts DIN7991 304 Stainless Steel</text:p>
          </table:table-cell>
          <table:table-cell table:style-name="ce8" office:value-type="string" calcext:value-type="string">
            <text:p>https://www.aliexpress.com/item/1005006180128211.html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64" calcext:value-type="float">
            <text:p>1,6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.64" calcext:value-type="float">
            <text:p>1,64</text:p>
          </table:table-cell>
          <table:table-cell table:style-name="ce41" table:formula="of:=[.H24]/[.G24]" office:value-type="float" office:value="0.0328" calcext:value-type="float">
            <text:p>0,033</text:p>
          </table:table-cell>
          <table:table-cell table:style-name="ce14" office:value-type="float" office:value="4" calcext:value-type="float">
            <text:p>4</text:p>
          </table:table-cell>
          <table:table-cell table:style-name="ce41" table:formula="of:=[.J24]*[.I24]" office:value-type="float" office:value="0.1312" calcext:value-type="float">
            <text:p>0,131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Vis à tête fraisées M3 x 8 mm hexagonale</text:p>
          </table:table-cell>
          <table:table-cell table:style-name="ce24" office:value-type="string" calcext:value-type="string">
            <text:p>WZHUIDA Hexagon Hex Socket Countersunk Flat Head Screw M2 M3 M4 M5 M6 M8 M10 Allen Bolts DIN7991 304 Stainless Steel</text:p>
          </table:table-cell>
          <table:table-cell table:style-name="ce8" office:value-type="string" calcext:value-type="string">
            <text:p>https://www.aliexpress.com/item/1005006180128211.html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54" calcext:value-type="float">
            <text:p>1,5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.54" calcext:value-type="float">
            <text:p>1,54</text:p>
          </table:table-cell>
          <table:table-cell table:style-name="ce41" table:formula="of:=[.H25]/[.G25]" office:value-type="float" office:value="0.0308" calcext:value-type="float">
            <text:p>0,031</text:p>
          </table:table-cell>
          <table:table-cell table:style-name="ce14" office:value-type="float" office:value="4" calcext:value-type="float">
            <text:p>4</text:p>
          </table:table-cell>
          <table:table-cell table:style-name="ce41" table:formula="of:=[.J25]*[.I25]" office:value-type="float" office:value="0.1232" calcext:value-type="float">
            <text:p>0,123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PMMA Damengo</text:p>
          </table:table-cell>
          <table:table-cell table:style-name="ce8" office:value-type="string" calcext:value-type="string">
            <text:p>3 plaques dessous 3 mm</text:p>
          </table:table-cell>
          <table:table-cell table:style-name="ce8" office:value-type="string" calcext:value-type="string">
            <text:p>damengo.com sur devi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6.82" calcext:value-type="float">
            <text:p>26,8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6.82" calcext:value-type="float">
            <text:p>26,82</text:p>
          </table:table-cell>
          <table:table-cell table:style-name="ce14" table:formula="of:=[.H26]/[.G26]" office:value-type="float" office:value="8.94" calcext:value-type="float">
            <text:p>8,9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J26]*[.I26]" office:value-type="float" office:value="8.94" calcext:value-type="float">
            <text:p>8,94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PMMA Damengo</text:p>
          </table:table-cell>
          <table:table-cell table:style-name="ce8" office:value-type="string" calcext:value-type="string">
            <text:p>3 plaques dessous 2 mm</text:p>
          </table:table-cell>
          <table:table-cell table:style-name="ce8" office:value-type="string" calcext:value-type="string">
            <text:p>damengo.com sur devi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41" table:formula="of:=[.H27]/[.G27]" office:value-type="float" office:value="4.66666666666667" calcext:value-type="float">
            <text:p>4,667</text:p>
          </table:table-cell>
          <table:table-cell table:style-name="ce14" office:value-type="float" office:value="1" calcext:value-type="float">
            <text:p>1</text:p>
          </table:table-cell>
          <table:table-cell table:style-name="ce41" table:formula="of:=[.J27]*[.I27]" office:value-type="float" office:value="4.66666666666667" calcext:value-type="float">
            <text:p>4,667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Knob x2</text:p>
          </table:table-cell>
          <table:table-cell table:style-name="ce8" office:value-type="string" calcext:value-type="string">
            <text:p>1PCS 25x22mm High-quality Aluminum Alloy Solid Knob Volume Potentiometer HIFI Audio Amplifier Knob</text:p>
          </table:table-cell>
          <table:table-cell table:style-name="ce8" office:value-type="string" calcext:value-type="string">
            <text:p>https://www.aliexpress.com/item/1005005936748331.htm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.98" calcext:value-type="float">
            <text:p>2,98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.96" calcext:value-type="float">
            <text:p>5,96</text:p>
          </table:table-cell>
          <table:table-cell table:style-name="ce41" office:value-type="float" office:value="2.98" calcext:value-type="float">
            <text:p>2,980</text:p>
          </table:table-cell>
          <table:table-cell table:style-name="ce14" office:value-type="float" office:value="2" calcext:value-type="float">
            <text:p>2</text:p>
          </table:table-cell>
          <table:table-cell table:style-name="ce41" office:value-type="float" office:value="5.96" calcext:value-type="float">
            <text:p>5,960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KeyCaps FX x2 <text:s text:c="2"/>2,25u</text:p>
          </table:table-cell>
          <table:table-cell table:style-name="ce8" office:value-type="string" calcext:value-type="string">
            <text:p>XDA Keycaps Mechanical Keyboard Keycaps PC Material Transparent Keycap 1.75 Keycap</text:p>
          </table:table-cell>
          <table:table-cell table:style-name="ce8" office:value-type="string" calcext:value-type="string">
            <text:p>https://www.aliexpress.com/item/1005007014967226.htm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.53" calcext:value-type="float">
            <text:p>1,5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.59" calcext:value-type="float">
            <text:p>4,59</text:p>
          </table:table-cell>
          <table:table-cell table:style-name="ce41" office:value-type="float" office:value="1.53" calcext:value-type="float">
            <text:p>1,530</text:p>
          </table:table-cell>
          <table:table-cell table:style-name="ce14" office:value-type="float" office:value="2" calcext:value-type="float">
            <text:p>2</text:p>
          </table:table-cell>
          <table:table-cell table:style-name="ce41" office:value-type="float" office:value="3.06" calcext:value-type="float">
            <text:p>3,060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KeyCaps BT x4 <text:s text:c="2"/>1,25u</text:p>
          </table:table-cell>
          <table:table-cell table:style-name="ce8" office:value-type="string" calcext:value-type="string">
            <text:p>XDA Keycap Mechanical Keyboard Keycaps 1.75u Blank Game Transparent Crystal Keycaps 1.25u 1.5u 2u 2.25u 6.25u</text:p>
          </table:table-cell>
          <table:table-cell table:style-name="ce8" office:value-type="string" calcext:value-type="string">
            <text:p>https://www.aliexpress.com/item/1005006904095121.htm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0,52+fdp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4.75" calcext:value-type="float">
            <text:p>4,75</text:p>
          </table:table-cell>
          <table:table-cell table:style-name="ce41" office:value-type="float" office:value="0.95" calcext:value-type="float">
            <text:p>0,950</text:p>
          </table:table-cell>
          <table:table-cell table:style-name="ce14" office:value-type="float" office:value="4" calcext:value-type="float">
            <text:p>4</text:p>
          </table:table-cell>
          <table:table-cell table:style-name="ce41" office:value-type="float" office:value="3.8" calcext:value-type="float">
            <text:p>3,800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KeyCaps Start x1 <text:s text:c="2"/>1u</text:p>
          </table:table-cell>
          <table:table-cell table:style-name="ce8" office:value-type="string" calcext:value-type="string">
            <text:p>1.6mm PC XDA 2 Keycaps Mechanical Keyboard Ball Caps Gamer Transparent Crystal Keycaps Mx Switches XDA 2 Height 9.3mm</text:p>
          </table:table-cell>
          <table:table-cell table:style-name="ce8" office:value-type="string" calcext:value-type="string">
            <text:p>https://www.aliexpress.com/item/1005006504565661.htm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.03" calcext:value-type="float">
            <text:p>1,0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3.09" calcext:value-type="float">
            <text:p>3,09</text:p>
          </table:table-cell>
          <table:table-cell table:style-name="ce41" office:value-type="float" office:value="1.03" calcext:value-type="float">
            <text:p>1,03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1.03" calcext:value-type="float">
            <text:p>1,030</text:p>
          </table:table-cell>
          <table:table-cell table:number-columns-repeated="16373"/>
        </table:table-row>
        <table:table-row table:style-name="ro1">
          <table:table-cell/>
          <table:table-cell table:style-name="ce25"/>
          <table:table-cell table:number-columns-repeated="16382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8" office:value-type="string" calcext:value-type="string">
            <text:p>Matos</text:p>
          </table:table-cell>
          <table:table-cell table:style-name="ce4" office:value-type="string" calcext:value-type="string">
            <text:p>TOTAL</text:p>
          </table:table-cell>
          <table:table-cell table:formula="of:=SUM([.H3:.H31])" office:value-type="float" office:value="229.5" calcext:value-type="float">
            <text:p>229,5</text:p>
          </table:table-cell>
          <table:table-cell table:style-name="ce40" office:value-type="string" calcext:value-type="string">
            <text:p>€</text:p>
          </table:table-cell>
          <table:table-cell table:style-name="ce4" office:value-type="string" calcext:value-type="string">
            <text:p><text:span text:style-name="T1">L’unité  </text:span>TOTAL</text:p>
          </table:table-cell>
          <table:table-cell table:style-name="ce22" table:formula="of:=SUM([.K3:.K31])" office:value-type="float" office:value="61.0992" calcext:value-type="float">
            <text:p>61,10</text:p>
          </table:table-cell>
          <table:table-cell office:value-type="string" calcext:value-type="string">
            <text:p>€</text:p>
          </table:table-cell>
          <table:table-cell table:number-columns-repeated="16372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11:37:40.375196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20:49:39.046243774</meta:creation-date>
    <meta:generator>LibreOffice/24.2.7.2$Linux_X86_64 LibreOffice_project/420$Build-2</meta:generator>
    <dc:date>2025-12-27T11:39:11.115865570</dc:date>
    <meta:editing-duration>PT5H22M11S</meta:editing-duration>
    <meta:editing-cycles>104</meta:editing-cycles>
    <meta:document-statistic meta:table-count="1" meta:cell-count="337" meta:object-count="0"/>
  </office:meta>
</office:document-meta>
</file>